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6" style:family="paragraph" style:parent-style-name="Standard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text-properties style:font-name="Cambria" style:font-name-asian="Times New Roman2" style:font-name-complex="Times New Roman2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Text_20_body">
      <style:text-properties style:font-name="Cambria" fo:font-weight="bold" style:font-weight-asian="bold" style:font-weight-complex="bold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/>
    </style:style>
    <style:style style:name="P14" style:family="paragraph" style:parent-style-name="Heading_20_1"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language="en" fo:country="US" style:font-name-asian="Times New Roman2" style:font-name-complex="Times New Roman2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96.png" xlink:type="simple" xlink:show="embed" xlink:actuate="onLoad"/></draw:frame></text:p>
          </table:table-cell>
          <table:table-cell table:style-name="Table1.B1" office:value-type="string">
            <text:h text:style-name="P14" text:outline-level="1">Ключ управляемый нормально разомкнутый тип 4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889cm" draw:z-index="1"><draw:image xlink:href="../images/0096s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10"><draw:frame draw:style-name="fr4" draw:name="Object3" text:anchor-type="as-char" svg:width="9.008cm" svg:height="2.685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7"><text:span text:style-name="T6">где </text:span><text:span text:style-name="T4">x₁(t), x₂(t) </text:span><text:span text:style-name="T2">— </text:span><text:span text:style-name="T6">входные</text:span><text:span text:style-name="T2"> сигналы блока </text:span><text:span text:style-name="T3">(</text:span><text:span text:style-name="T2">или векторы сигналов), </text:span><text:span text:style-name="T4">y₁(t), y₂(t) </text:span><text:span text:style-name="T2">— </text:span><text:span text:style-name="T6">выходные</text:span><text:span text:style-name="T2"> сигналы блока (или векторы сигналов).</text:span></text:p>
            <text:p text:style-name="P7"><text:span text:style-name="T6">Управляющий сигнал входит в блок </text:span><text:span text:style-name="T7">снизу</text:span><text:span text:style-name="T8">. В процессе расчета изображение блока меняется, в зависимости от наличия управляющего сигнала: в нормальном положении ключ </text:span><text:span text:style-name="T7">разомкнут</text:span><text:span text:style-name="T8">, при подаче управляющего сигнала ключ </text:span><text:span text:style-name="T7">замкнут</text:span><text:span text:style-name="T8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35cm" svg:height="2.88cm" draw:z-index="3"><draw:image xlink:href="../images/0096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35cm" svg:height="2.829cm" draw:z-index="4"><draw:image xlink:href="../images/0096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7">Блок представляет собой субмодель (сборку)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P7"><text:span text:style-name="T7">Свойства</text:span><text:span text:style-name="T6">:</text:span><text:span text:style-name="T8"> для работы блока свойства задавать не требуется.</text:span></text:p>
            <text:p text:style-name="P11">Примечания:</text:p>
            <text:list xml:id="list3912267717134664162" text:style-name="L1">
              <text:list-item>
                <text:p text:style-name="P12">По умолчанию блок формирует <text:span text:style-name="T9">скалярный</text:span> выходной сигнал.</text:p>
              </text:list-item>
              <text:list-item>
                <text:p text:style-name="P13"><text:span text:style-name="T10">П</text:span><text:span text:style-name="T6">оскольку алгоритм ключа (в субмодели) выполнен при помощи блоков «Перемножитель», то при подаче управляющего сигнала, отличного от 1, на выходе блока будут сигналы, равны</text:span>е<text:span text:style-name="T6"> произведению </text:span><text:span text:style-name="T5">xᵢ(t)</text:span><text:span text:style-name="T6"> 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4</dc:title>
    <dc:date>2014-12-16T12:14:56.53</dc:date>
    <meta:generator>OpenOffice/4.1.1$Win32 OpenOffice.org_project/411m6$Build-9775</meta:generator>
    <meta:editing-duration>PT1H16M2S</meta:editing-duration>
    <meta:editing-cycles>36</meta:editing-cycles>
    <meta:document-statistic meta:table-count="2" meta:image-count="4" meta:object-count="1" meta:page-count="1" meta:paragraph-count="19" meta:word-count="152" meta:character-count="1016"/>
  </office:meta>
</office:document-meta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